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4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5" style:family="paragraph" style:parent-style-name="Standard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6" style:family="paragraph" style:parent-style-name="Standard">
      <style:text-properties style:use-window-font-color="true" style:font-name="Times New Roman" fo:font-size="18pt" fo:background-color="transparent" style:font-size-asian="18pt" style:font-size-complex="18pt"/>
    </style:style>
    <style:style style:name="P7" style:family="paragraph" style:parent-style-name="Standard">
      <style:text-properties fo:font-variant="normal" fo:text-transform="none" fo:color="#333333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1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1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3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14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bold" fo:background-color="transparent" style:font-name-asian="CMSLTT10" style:font-size-asian="16pt" style:font-style-asian="normal" style:font-weight-asian="bold" style:font-name-complex="CMSLTT10" style:font-size-complex="16pt" style:font-style-complex="normal" style:font-weight-complex="bold"/>
    </style:style>
    <style:style style:name="P15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1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2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2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2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2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25" style:family="paragraph" style:parent-style-name="Standard">
      <style:paragraph-properties fo:margin-top="0.0201in" fo:margin-bottom="0.0201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26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27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8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background-color="transparent" style:font-size-asian="18pt" style:font-size-complex="18pt"/>
    </style:style>
    <style:style style:name="P29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P30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1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32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3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34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5" style:family="paragraph" style:parent-style-name="Standard">
      <style:paragraph-properties fo:margin-top="0.0201in" fo:margin-bottom="0.0201in" fo:text-align="start" style:justify-single-word="false" style:text-autospace="none"/>
    </style:style>
    <style:style style:name="P3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7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background-color="transparent" style:font-name-asian="NimbusMonL-Regu" style:font-size-asian="18pt" style:font-name-complex="NimbusMonL-Regu" style:font-size-complex="18pt"/>
    </style:style>
    <style:style style:name="P3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4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2" style:family="paragraph" style:parent-style-name="Standard">
      <style:paragraph-properties fo:margin-top="0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000000" style:font-name="Times New Roman" fo:font-size="16pt" fo:letter-spacing="normal" fo:font-style="normal" fo:font-weight="normal" fo:background-color="transparent" style:font-name-asian="Inconsolata-zi4r" style:font-size-asian="16pt" style:font-style-asian="normal" style:font-weight-asian="normal" style:font-name-complex="Inconsolata-zi4r" style:font-size-complex="16pt" style:font-style-complex="normal" style:font-weight-complex="normal"/>
    </style:style>
    <style:style style:name="P43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4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5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46" style:family="paragraph" style:parent-style-name="Standard">
      <style:paragraph-properties style:line-height-at-least="0.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7" style:family="paragraph" style:parent-style-name="Standard">
      <style:paragraph-properties style:line-height-at-least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8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9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5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5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5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5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T1" style:family="text">
      <style:text-properties fo:font-variant="normal" fo:text-transform="none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2" style:family="text">
      <style:text-properties fo:font-variant="normal" fo:text-transform="none" fo:letter-spacing="normal" fo:font-style="normal" fo:font-weight="normal" style:font-name-asian="Inconsolata-zi4r" style:font-style-asian="normal" style:font-weight-asian="normal" style:font-name-complex="Inconsolata-zi4r" style:font-style-complex="normal" style:font-weight-complex="normal"/>
    </style:style>
    <style:style style:name="T3" style:family="text">
      <style:text-properties fo:font-variant="normal" fo:text-transform="none" fo:letter-spacing="normal" fo:font-style="normal" style:font-name-asian="Lucida Sans" style:font-style-asian="normal" style:font-name-complex="Lucida Sans" style:font-style-complex="normal"/>
    </style:style>
    <style:style style:name="T4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letter-spacing="normal" fo:font-style="normal" fo:font-weight="bold" style:font-name-asian="Lucida Sans" style:font-style-asian="normal" style:font-weight-asian="bold" style:font-name-complex="Lucida Sans" style:font-style-complex="normal" style:font-weight-complex="bold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#ffff00" style:font-name-asian="Lucida Sans" style:font-style-asian="normal" style:font-name-complex="Lucida Sans" style:font-style-complex="normal"/>
    </style:style>
    <style:style style:name="T7" style:family="text">
      <style:text-properties fo:font-variant="normal" fo:text-transform="none" fo:letter-spacing="normal" style:font-name-asian="Lucida Sans" style:font-name-complex="Lucida Sans"/>
    </style:style>
    <style:style style:name="T8" style:family="text">
      <style:text-properties fo:font-variant="normal" fo:text-transform="none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9" style:family="text">
      <style:text-properties fo:font-variant="normal" fo:text-transform="none" style:font-name="Times New Roman" fo:letter-spacing="normal" fo:font-weight="normal" style:font-name-asian="NimbusMonL-Regu" style:font-weight-asian="normal" style:font-name-complex="NimbusMonL-Regu" style:font-weight-complex="normal"/>
    </style:style>
    <style:style style:name="T10" style:family="text">
      <style:text-properties fo:font-variant="normal" fo:text-transform="none" style:font-name="Times New Roman" fo:letter-spacing="normal" fo:font-style="italic" fo:font-weight="normal" style:font-name-asian="NimbusMonL-Regu" style:font-weight-asian="normal" style:font-name-complex="NimbusMonL-Regu" style:font-weight-complex="normal"/>
    </style:style>
    <style:style style:name="T11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Times New Roman" fo:letter-spacing="normal" fo:background-color="transparent" style:font-name-asian="Lucida Sans" style:font-name-complex="Lucida Sans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background-color="#ffff00" style:font-name-asian="Lucida Sans" style:font-name-complex="Lucida Sans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" fo:font-weight="normal" style:font-name-asian="Inconsolata-zi4r" style:font-weight-asian="normal" style:font-name-complex="Inconsolata-zi4r" style:font-weight-complex="normal"/>
    </style:style>
    <style:style style:name="T20" style:family="text">
      <style:text-properties style:font-name-asian="Lucida Sans" style:font-name-complex="Lucida Sans"/>
    </style:style>
    <style:style style:name="T21" style:family="text">
      <style:text-properties style:font-name-asian="NimbusMonL-Regu" style:font-name-complex="NimbusMonL-Regu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font-name-asian="Lucida Sans" style:font-style-asian="normal" style:font-name-complex="Lucida Sans" style:font-style-complex="normal"/>
    </style:style>
    <style:style style:name="T24" style:family="text">
      <style:text-properties fo:font-style="normal" style:text-underline-style="none" fo:font-weight="bold" style:font-name-asian="Lucida Sans" style:font-style-asian="normal" style:font-weight-asian="bold" style:font-name-complex="Lucida Sans" style:font-style-complex="normal" style:font-weight-complex="bold"/>
    </style:style>
    <style:style style:name="T25" style:family="text">
      <style:text-properties fo:font-style="normal" style:text-underline-style="none" style:font-name-asian="Lucida Sans" style:font-style-asian="normal" style:font-name-complex="Lucida Sans" style:font-style-complex="normal"/>
    </style:style>
    <style:style style:name="T26" style:family="text">
      <style:text-properties fo:font-style="normal" fo:background-color="#ffff00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name-asian="Lucida Sans" style:font-style-asian="normal" style:font-name-complex="Lucida Sans" style:font-style-complex="normal"/>
    </style:style>
    <style:style style:name="T28" style:family="text">
      <style:text-properties fo:color="#ff3333" fo:background-color="#ffff66"/>
    </style:style>
    <style:style style:name="T29" style:family="text">
      <style:text-properties style:font-name-asian="CMSLTT10" style:font-name-complex="CMSLTT10"/>
    </style:style>
    <style:style style:name="T30" style:family="text">
      <style:text-properties style:font-name-asian="Courier" style:font-name-complex="Courier"/>
    </style:style>
    <style:style style:name="T31" style:family="text">
      <style:text-properties fo:background-color="#ffff00"/>
    </style:style>
    <style:style style:name="T32" style:family="text">
      <style:text-properties style:font-name-asian="Inconsolata-zi4r" style:font-name-complex="Inconsolata-zi4r"/>
    </style:style>
    <style:style style:name="T33" style:family="text">
      <style:text-properties style:use-window-font-color="true" style:font-name="Times New Roman" fo:background-color="transparent" style:font-name-asian="Courier" style:font-name-complex="Courier"/>
    </style:style>
    <style:style style:name="T34" style:family="text">
      <style:text-properties fo:font-weight="bold" style:font-name-asian="Lucida Sans" style:font-weight-asian="bold" style:font-name-complex="Lucida Sans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6">CPI Inflation</text:span>: the headline monthly CPI number, <text:span text:style-name="T16">percent change from a year ago</text:span>. This number measures prices for all items, including food and energy. <text:s text:c="2"/>CPIAUCSL</text:p>
      <text:p text:style-name="P10"/>
      <text:p text:style-name="P10">library(fredr);library(fImport); library( forecast ); library(bnlearn); library( bnstruct ); library(imputeTS);library(fractaldim)</text:p>
      <text:p text:style-name="P14"><text:span text:style-name="T18">library(rgl);</text:span> </text:p>
      <text:p text:style-name="P14"/>
      <text:p text:style-name="P10">current_key &lt;- Sys.getenv("FRED_API_KEY")</text:p>
      <text:p text:style-name="P10">fredr_set_key("f5c580affb3adda7c20836f9936a3c98") <text:s text:c="8"/></text:p>
      <text:p text:style-name="P31"/>
      <text:p text:style-name="P31">fred.dnld <text:s/>= read.table( file='fredie.csv', <text:s/>header = F, <text:s/>sep = '\t' <text:s text:c="2"/>, <text:s text:c="2"/>as.is = T <text:s/>)</text:p>
      <text:p text:style-name="P24">dim( fred.dnld )</text:p>
      <text:p text:style-name="P17"/>
      <text:p text:style-name="P36"><text:span text:style-name="T3">CPI = as.data.frame( fredr(series_id = '</text:span><text:span text:style-name="T5">CPIAUCSL</text:span><text:span text:style-name="T3">', observation_start = as.Date('1991-01-01'), frequency = 'm' , unit='</text:span><text:span text:style-name="T6">pc1</text:span><text:span text:style-name="T3">' ) ) <text:s text:c="2"/></text:span></text:p>
      <text:p text:style-name="P18">date.ruler = CPI[ , 1 ]<text:tab/></text:p>
      <text:p text:style-name="P18">rm( CPI )</text:p>
      <text:p text:style-name="P12"/>
      <text:p text:style-name="P12">write.table( cpiDb, 'cpiDb.csv', sep='<text:span text:style-name="T32">\t' <text:s/>, row.names=F, col.names=F )</text:span></text:p>
      <text:p text:style-name="P32"/>
      <text:p text:style-name="P32"># for( ii in 1:length(cpi.lst) ) cat( ' ii ', ii, length( cpi.lst[[ii]] ),'\n' );</text:p>
      <text:p text:style-name="P32"/>
      <text:p text:style-name="P32">cpi.lst &lt;&lt;- list()</text:p>
      <text:p text:style-name="P32">undebug( load.cpi ) <text:s/></text:p>
      <text:p text:style-name="P32">end.date = tail( date.ruler, 1 )</text:p>
      <text:p text:style-name="P35"><text:span text:style-name="T11">cpi.lst = load.cpi( dnld = fred</text:span><text:span text:style-name="T12">.dnld</text:span><text:span text:style-name="T11">, start = 5, lst=cpi.lst , date.ruler=date.ruler )</text:span></text:p>
      <text:p text:style-name="P23"><text:s/></text:p>
      <text:p text:style-name="P23"># handload payems</text:p>
      <text:p text:style-name="P21"><text:span text:style-name="T21">x</text:span><text:span text:style-name="T23"> = as.data.frame( fredr(series_id = '</text:span><text:span text:style-name="T24">PAYEMS</text:span><text:span text:style-name="T25">'</text:span><text:span text:style-name="T23">, observation_start = as.Date('1991-01-01'), observation_end = as.Date( end.date ), frequency = 'm', <text:s/>units='pc1' ) ) <text:s text:c="2"/></text:span><text:s/></text:p>
      <text:p text:style-name="P21">L = length( cpi.lst <text:s/>)</text:p>
      <text:p text:style-name="P19">cpi.lst [[ 3 ]] = <text:s/>x[ , c(1, 3 ) ] <text:s text:c="2"/># <text:s/>L+1 <text:s text:c="2"/>what length is x[,3]? are you short again?</text:p>
      <text:p text:style-name="P19">#payems.lst = payems.lst[ -(L+1) ]</text:p>
      <text:p text:style-name="P19">names(cpi.lst )[ 3 ] = 'Payroll.Employment' <text:s text:c="2"/># L+1 </text:p>
      <text:p text:style-name="P16">head(names(cpi.lst))</text:p>
      <text:p text:style-name="P18"><text:s/></text:p>
      <text:p text:style-name="P19">length( cpi.lst )</text:p>
      <text:p text:style-name="P19">names( cpi.lst )</text:p>
      <text:p text:style-name="P22"/>
      <text:p text:style-name="P22"># lst repair</text:p>
      <text:p text:style-name="P36"><text:span text:style-name="T3">CPI = as.data.frame( fredr(series_id = '</text:span><text:span text:style-name="T5">CPIAUCSL</text:span><text:span text:style-name="T3">', observation_start = as.Date('1991-01-01'), frequency = 'm' , unit='</text:span><text:span text:style-name="T6">pc1</text:span><text:span text:style-name="T3">' ) ) <text:s text:c="2"/></text:span></text:p>
      <text:p text:style-name="P18">date.ruler = CPI[ , 1 ]<text:tab/></text:p>
      <text:p text:style-name="P18">rm(x)</text:p>
      <text:p text:style-name="P22"><text:span text:style-name="T22">template = data.frame( <text:s/>date.ruler, value=rep( </text:span><text:span text:style-name="T26">NA</text:span><text:span text:style-name="T22">, length( date.ruler ) ) <text:s/>) <text:s/># for cpi</text:span> </text:p>
      <text:p text:style-name="P21"><text:span text:style-name="T21">x</text:span><text:span text:style-name="T23"> = as.data.frame( fredr(series_id = '</text:span><text:span text:style-name="T25">PAYEMS'</text:span><text:span text:style-name="T23">, observation_start = as.Date('1991-01-01'), observation_end = as.Date('2019-10-01'), frequency = 'm', <text:s/>units='</text:span><text:span text:style-name="T27">lin</text:span><text:span text:style-name="T23">' ) ) <text:s/></text:span></text:p>
      <text:p text:style-name="P17">mm = charmatch( x <text:s/>= <text:span text:style-name="T20">x[ , 'date' ]</text:span> , table = date.ruler, nomatch = <text:s/>-1 )</text:p>
      <text:p text:style-name="P18">template[ mm, 'value' ] = <text:s/>x[ , 'value' ] <text:s text:c="5"/></text:p>
      <text:p text:style-name="P19">cpi.lst [[ 3 ]] = as.vector( x[ , c(1,3) ] ) <text:s text:c="3"/># what length is x[,3]?</text:p>
      <text:p text:style-name="P22"/>
      <text:p text:style-name="P22"># spot check some data </text:p>
      <text:p text:style-name="P36"><text:span text:style-name="T3">CPI = as.data.frame( fredr(series_id = '</text:span><text:span text:style-name="T5">CPIAUCSL</text:span><text:span text:style-name="T3">', observation_start = as.Date('1991-01-01'), frequency = 'm' , unit='</text:span><text:span text:style-name="T6">pc1</text:span><text:span text:style-name="T3">' ) ) <text:s text:c="2"/></text:span></text:p>
      <text:p text:style-name="P18">date.ruler = CPI[ , 1 ]<text:tab/></text:p>
      <text:p text:style-name="P18">rm(x)</text:p>
      <text:p text:style-name="P22"><text:span text:style-name="T22">template = data.frame( <text:s/>date.ruler, value=rep( </text:span><text:span text:style-name="T26">NA</text:span><text:span text:style-name="T22">, length( date.ruler ) ) <text:s/>) <text:s/># for cpi</text:span> </text:p>
      <text:p text:style-name="P21"><text:span text:style-name="T21">x</text:span><text:span text:style-name="T23"> = as.data.frame( fredr(series_id = '</text:span><text:span text:style-name="T25">PAYEMS'</text:span><text:span text:style-name="T23">, observation_start = as.Date('1991-01-01'), observation_end = as.Date('2019-10-01'), frequency = 'm', <text:s/>units='</text:span><text:span text:style-name="T27">lin</text:span><text:span text:style-name="T23">' ) ) <text:s/></text:span></text:p>
      <text:p text:style-name="P17">mm = charmatch( x <text:s/>= <text:span text:style-name="T20">x[ , 'date' ]</text:span> , table = date.ruler, nomatch = <text:s/>-1 )</text:p>
      <text:p text:style-name="P18">template[ mm, 'value' ] = <text:s/>x[ , 'value' ] <text:s text:c="5"/></text:p>
      <text:p text:style-name="P48"><text:span text:style-name="T32">cpi.lst [[ 3 ]] = as.vector( x[ , c(1,3) ] ) <text:s text:c="3"/># what length is x[,3]?</text:span>WPU034203</text:p>
      <text:p text:style-name="P54"><text:span text:style-name="T20"/></text:p>
      <text:p text:style-name="P54"><text:span text:style-name="T20">ppi.fiber = as.data.frame( fredr(series_id = fred.dnld[ 121, 2 ], observation_start = as.Date('1991-01-01'), frequency = 'm' , unit='</text:span><text:span text:style-name="T17">pc1</text:span><text:span text:style-name="T20">' ) ) <text:s text:c="2"/></text:span></text:p>
      <text:p text:style-name="P34"/>
      <text:p text:style-name="P34"># pick up loading cpi rite here</text:p>
      <text:p text:style-name="P35"><text:span text:style-name="T13">cpi = cpi.lst</text:span><text:span text:style-name="T14">[[ 1 ]]</text:span></text:p>
      <text:p text:style-name="P33"># date.ruler = cpi[ , 1 ]</text:p>
      <text:p text:style-name="P4">cpiDb = as.data.frame( matrix( 0, ncol=length( cpi.lst ), nrow= nrow( cpi ) <text:s/>) )</text:p>
      <text:p text:style-name="P4">counter = 0 </text:p>
      <text:p text:style-name="P5">for( ii in 1:length( cpi.lst ) ){ </text:p>
      <text:p text:style-name="P9"><text:span text:style-name="T33">if( !is.null( </text:span><text:span text:style-name="T15">cpi.lst</text:span><text:span text:style-name="T33">[[ ii ]] ) ) { </text:span></text:p>
      <text:p text:style-name="P4">counter = counter+1; </text:p>
      <text:p text:style-name="P4">cpiDb[ , counter ] = cpi.lst[[ ii ]][ , 2 ];</text:p>
      <text:p text:style-name="P4"><text:s text:c="2"/>} <text:s/># end if</text:p>
      <text:p text:style-name="P5">} # end for </text:p>
      <text:p text:style-name="P5"/>
      <text:p text:style-name="P4">names( cpiDb ) = names( cpi.lst )</text:p>
      <text:p text:style-name="P19">rownames(cpiDb) = date.ruler </text:p>
      <text:p text:style-name="P12">write.table( cpiDb, 'cpiDb.csv', sep='<text:span text:style-name="T32">\t' <text:s/>, row.names=T, col.names=T )</text:span></text:p>
      <text:p text:style-name="P13"/>
      <text:p text:style-name="P19">cpiDb = as.data.frame( cpi.lst )</text:p>
      <text:p text:style-name="P19">rownames(cpiDb) = date.ruler </text:p>
      <text:p text:style-name="P15"/>
      <text:p text:style-name="P15">load.cpi = function( <text:s/>dnld, <text:s/>start = <text:span text:style-name="T1">1 </text:span>, db=cpiDb, <text:s/>lst=list(), date.ruler = date.ruler ){</text:p>
      <text:p text:style-name="P16"># lst = get ( 'cpi.lst' )</text:p>
      <text:p text:style-name="P36">ii = length( lst );<text:span text:style-name="T22">units = 'lin'</text:span></text:p>
      <text:p text:style-name="P36">template = data.frame( date.ruler, value=rep( <text:span text:style-name="T31">NA</text:span>, length( date.ruler ) ) )</text:p>
      <text:p text:style-name="P39"/>
      <text:p text:style-name="P39">for( iRow in <text:s/>start:<text:span text:style-name="T16">nrow</text:span>( dnld ) <text:s text:c="2"/>){</text:p>
      <text:p text:style-name="P36">cat( '&gt;&gt;&gt;...&lt;&lt;&lt;', <text:s/>'\n' <text:s text:c="2"/>)</text:p>
      <text:p text:style-name="P36">cat( ' starting index iRow ', iRow, <text:s/>as.matrix( dnld[ iRow, ] ), <text:s/>'\n' <text:s/>)</text:p>
      <text:p text:style-name="P36"/>
      <text:p text:style-name="P37"><text:span text:style-name="T18">ttr = as.data.frame( fredr_series(series_id = </text:span><text:span text:style-name="T1">dnld[ iRow, 2 ]</text:span><text:span text:style-name="T18">, realtime_start = </text:span><text:span text:style-name="T1">as.Date('199</text:span><text:span text:style-name="T1">0</text:span><text:span text:style-name="T1">-01-01')</text:span><text:span text:style-name="T18">, realtime_end = NULL ) )</text:span></text:p>
      <text:p text:style-name="P2">gg = grep( pattern = 'Percent+' , ttr[1, 'units' ] <text:s/>)</text:p>
      <text:p text:style-name="P38">if( length(gg)==0 ) <text:s/>units='<text:span text:style-name="T16">pc1</text:span>' <text:s/>else units = 'lin'</text:p>
      <text:p text:style-name="P38">gg = grep( pattern = 'Quarterly+' , ttr[1, 'frequency' ] <text:s/>)</text:p>
      <text:p text:style-name="P38">if( length(gg) &gt; 0 ) <text:s/>{ cat( ' skipping Q ', <text:span text:style-name="T7">dnld[ iRow, 2 ], '\n' );</text:span> next; }</text:p>
      <text:p text:style-name="P30"/>
      <text:p text:style-name="P29"><text:span text:style-name="T19">x = tryCatch( </text:span><text:span text:style-name="T8">fredr( series_id = dnld[ iRow, 2 ], observation_start = as.Date('1991-01-01'), observation_end = as.Date('2019-10-01'), frequency = 'm', aggregation_method = "avg", units=</text:span><text:span text:style-name="T9"> units</text:span><text:span text:style-name="T8"> ) , warning=function(w) { cat( 'too many files!','\n' ); <text:s/>w; </text:span><text:span text:style-name="T10">return(lst);</text:span><text:span text:style-name="T8"> <text:s/>} ,</text:span></text:p>
      <text:p text:style-name="P29"><text:span text:style-name="T8"><text:s text:c="21"/>error = function(e) { cat( 'too many files!','\n' ); <text:s/>e; </text:span><text:span text:style-name="T10">return(lst) <text:s/>}</text:span><text:span text:style-name="T8"> )</text:span><text:span text:style-name="T10"> </text:span></text:p>
      <text:p text:style-name="P17">if(inherits( x,"try-error")) { return(lst) }</text:p>
      <text:p text:style-name="P18">x = as.data.frame( x )</text:p>
      <text:p text:style-name="P18">yy.date = x[ , 'date' ]</text:p>
      <text:p text:style-name="P18">yy = <text:s/>x[ , 'value' ] <text:s text:c="9"/></text:p>
      <text:p text:style-name="P40">L = length( date.ruler )</text:p>
      <text:p text:style-name="P18">yy.date = x[ , 'date' ]</text:p>
      <text:p text:style-name="P17">mm = charmatch( x <text:s/>= x[ , 1 ] , table = date.ruler, nomatch = <text:s/>-1 )</text:p>
      <text:p text:style-name="P18">template[ mm, 'value' ] = <text:s/>x[ , 'value' ] <text:s text:c="10"/></text:p>
      <text:p text:style-name="P40">ii = ii + 1</text:p>
      <text:p text:style-name="P36">lst[[ ii ]] = template<text:span text:style-name="T3"> </text:span><text:s text:c="13"/></text:p>
      <text:p text:style-name="P36">names(lst)[ ii ] = <text:s/>dnld[ <text:span text:style-name="T16">iRow</text:span>, 1 ] </text:p>
      <text:p text:style-name="P36">assign( x='<text:span text:style-name="T16">cpi.lst</text:span>', value=lst, envir = globalenv() )</text:p>
      <text:p text:style-name="P36">cat( ' col ii saved to lst! ', ii, ' L yy ' , length(yy), <text:s/>'\n' )</text:p>
      <text:p text:style-name="P36">Sys.sleep( time = 1 )</text:p>
      <text:p text:style-name="P36"><text:s text:c="2"/><text:span text:style-name="T4">} <text:s/># end for <text:s text:c="2"/>iRow</text:span></text:p>
      <text:p text:style-name="P41"/>
      <text:p text:style-name="P11">return( lst )</text:p>
      <text:p text:style-name="P11">} # end of fun</text:p>
      <text:p text:style-name="P1"/>
      <text:p text:style-name="P20"/>
      <text:p text:style-name="P20"># flip thru all the time-series in cpiDb</text:p>
      <text:p text:style-name="P42">nn = names(cpiDb)</text:p>
      <text:p text:style-name="P19">rn = rownames(cpiDb)</text:p>
      <text:p text:style-name="P42">rb = rainbow( C ) <text:s text:c="2"/># one color per level</text:p>
      <text:p text:style-name="P2">C=ncol(cpiDb)</text:p>
      <text:p text:style-name="P2">L=nrow(cpiDb)</text:p>
      <text:p text:style-name="P43"># undebug(CompareEntirePlots)</text:p>
      <text:p text:style-name="P43">nn=names(cpiDb)</text:p>
      <text:p text:style-name="P43">par ( ask=T )</text:p>
      <text:p text:style-name="P3">for( ii in 1<text:span text:style-name="T28">:</text:span>C ){</text:p>
      <text:p text:style-name="P6">#<text:tab/><text:tab/><text:tab/> sa &lt;- sample( x=1:C, size=2, replace=F ) </text:p>
      <text:p text:style-name="P6">#dd=xx[ , ii , drop=F ]</text:p>
      <text:p text:style-name="P6">#nn=colnames(dd)</text:p>
      <text:p text:style-name="P1">rn=rownames(cpiDb)</text:p>
      <text:p text:style-name="P1">#<text:tab/>response.name = response.name</text:p>
      <text:p text:style-name="P6">#ddr = cbind( dd, response=response )</text:p>
      <text:p text:style-name="P6"># <text:s text:c="2"/><text:tab/><text:tab/>x.lo<text:span text:style-name="T29">&lt;- loess( response~., degree=1, <text:s/>span=0.25, <text:s/>data=as.data.frame(ddr)</text:span><text:span text:style-name="T30"> ) <text:s/></text:span></text:p>
      <text:p text:style-name="P26">x.spl = smooth.spline( x=x, y=cpiDb[ , ii ], spar=0.4 ) <text:s text:c="25"/>#, col='blue', lwd=1.1 )</text:p>
      <text:p text:style-name="P28"><text:span text:style-name="T2"># <text:tab/><text:tab/><text:tab/><text:tab/><text:tab/><text:tab/>pr = predict( object=x.spl , x=x )$y</text:span><text:span text:style-name="T30"> <text:s text:c="2"/></text:span></text:p>
      <text:p text:style-name="P6">ee = resid( x.spl ) </text:p>
      <text:p text:style-name="P46">r = list()</text:p>
      <text:p text:style-name="P46">win = 1:length(response) <text:s text:c="3"/>#(L-29):L</text:p>
      <text:p text:style-name="P46">r$residuals = <text:s text:c="2"/>ee[win] <text:s text:c="19"/></text:p>
      <text:p text:style-name="P47">r$fitted.values = ( response-ee )[win] <text:s text:c="19"/></text:p>
      <text:p text:style-name="P47">r$evalsPop[1] = mean(abs(ee))<text:tab/><text:tab/>#Error.Metric( resid=r$residuals, trim=0.0, pow=1, weights=rep(1,length(r$residuals)) <text:s text:c="2"/>)<text:span text:style-name="T22"> </text:span></text:p>
      <text:p text:style-name="P44">r$response = <text:s/>response[win];</text:p>
      <text:p text:style-name="P44">r$rn = rn[win]</text:p>
      <text:p text:style-name="P44">title = paste( 'time-series plot for: ', nn[ii], sep = ' ' )</text:p>
      <text:p text:style-name="P44">cat( ii, '\n' )</text:p>
      <text:p text:style-name="P43">CompareEntirePlots( result=r , response.name=nn[ ii ]<text:span text:style-name="T29">, rug=T, title=title, pch='.', lty=1</text:span>, <text:span text:style-name="T29">lwd=0.5, cex=0.75</text:span> )</text:p>
      <text:p text:style-name="P45"/>
      <text:p text:style-name="P45">} # end of for flip cards;</text:p>
      <text:p text:style-name="P8"/>
      <text:p text:style-name="P8">undebug(xy.fed.plot)</text:p>
      <text:p text:style-name="P8"/>
      <text:p text:style-name="P27">xy.fed.plot( cpiDb=cpiDb, responseCol = 1 )</text:p>
      <text:p text:style-name="P15"/>
      <text:p text:style-name="P16">graphics.off()</text:p>
      <text:p text:style-name="P1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1-11T06:50:46.39</meta:creation-date>
    <dc:date>2020-01-15T17:34:45.89</dc:date>
    <dc:creator>Lloyd L</dc:creator>
    <meta:editing-duration>P4DT14H28M34S</meta:editing-duration>
    <meta:editing-cycles>66</meta:editing-cycles>
    <meta:generator>OpenOffice/4.1.6$Win32 OpenOffice.org_project/416m1$Build-9790</meta:generator>
    <meta:document-statistic meta:table-count="0" meta:image-count="0" meta:object-count="0" meta:page-count="1" meta:paragraph-count="127" meta:word-count="992" meta:character-count="6212"/>
  </office:meta>
</office:document-meta>
</file>